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1bc8d" officeooo:paragraph-rsid="0011bc8d"/>
    </style:style>
    <style:style style:name="P2" style:family="paragraph" style:parent-style-name="Standard">
      <style:text-properties fo:font-weight="bold" officeooo:rsid="0011bc8d" officeooo:paragraph-rsid="0011bc8d" style:font-weight-asian="bold" style:font-weight-complex="bold"/>
    </style:style>
    <style:style style:name="P3" style:family="paragraph" style:parent-style-name="Standard">
      <style:text-properties fo:font-weight="bold" officeooo:rsid="0011fef2" officeooo:paragraph-rsid="0011fef2" style:font-weight-asian="bold" style:font-weight-complex="bold"/>
    </style:style>
    <style:style style:name="P4" style:family="paragraph" style:parent-style-name="Standard">
      <style:text-properties fo:font-weight="bold" officeooo:rsid="001328bd" officeooo:paragraph-rsid="001328bd" style:font-weight-asian="bold" style:font-weight-complex="bold"/>
    </style:style>
    <style:style style:name="P5" style:family="paragraph" style:parent-style-name="Standard" style:list-style-name="L1">
      <style:text-properties officeooo:rsid="0011bc8d" officeooo:paragraph-rsid="0011bc8d"/>
    </style:style>
    <style:style style:name="P6" style:family="paragraph" style:parent-style-name="Standard" style:list-style-name="L1">
      <style:text-properties fo:font-weight="bold" officeooo:rsid="0011bc8d" officeooo:paragraph-rsid="0011bc8d" style:font-weight-asian="bold" style:font-weight-complex="bold"/>
    </style:style>
    <style:style style:name="P7" style:family="paragraph" style:parent-style-name="Standard">
      <style:text-properties fo:font-weight="bold" officeooo:rsid="001328bd" officeooo:paragraph-rsid="001328bd" style:font-weight-asian="bold" style:font-weight-complex="bold"/>
    </style:style>
    <style:style style:name="P8" style:family="paragraph" style:parent-style-name="Standard">
      <style:text-properties fo:font-weight="bold" officeooo:rsid="00197bbd" officeooo:paragraph-rsid="00197bbd" style:font-weight-asian="bold" style:font-weight-complex="bold"/>
    </style:style>
    <style:style style:name="P9" style:family="paragraph" style:parent-style-name="Standard">
      <style:text-properties fo:font-weight="bold" officeooo:rsid="001ab41a" officeooo:paragraph-rsid="001ab41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onents required:</text:p>
      <text:list xml:id="list1830849965" text:style-name="L1">
        <text:list-item>
          <text:p text:style-name="P5"><text:span text:style-name="T1">lcd touch screen</text:span> (<text:a xlink:type="simple" xlink:href="https://bachao.pk/product/3-5-inch-raspberry-pi-4-model-b-touch-screen-480-320-tft-lcd-display-with-touch-pen-abs-case-support-raspberry-pi-4-3-4b-3b-3b-" text:style-name="Internet_20_link" text:visited-style-name="Visited_20_Internet_20_Link">https://bachao.pk/product/3-5-inch-raspberry-pi-4-model-b-touch-screen-480-320-tft-lcd-display-with-touch-pen-abs-case-support-raspberry-pi-4-3-4b-3b-3b-</text:a>)</text:p>
        </text:list-item>
        <text:list-item>
          <text:p text:style-name="P5"><text:span text:style-name="T1">Mini speaker</text:span> </text:p>
        </text:list-item>
        <text:list-item>
          <text:p text:style-name="P5"><text:span text:style-name="T1">CAMERA</text:span>(<text:a xlink:type="simple" xlink:href="https://www.daraz.pk/products/5mp-raspberry-pi-camera-module-v13-i203164330.html" text:style-name="Internet_20_link" text:visited-style-name="Visited_20_Internet_20_Link">https://www.daraz.pk/products/5mp-raspberry-pi-camera-module-v13-i203164330.html</text:a>)</text:p>
        </text:list-item>
        <text:list-item>
          <text:p text:style-name="P6">RASBERRY PI 3B CASE</text:p>
        </text:list-item>
      </text:list>
      <text:p text:style-name="P2"/>
      <text:p text:style-name="P3">TUTORIAL </text:p>
      <text:p text:style-name="P3">SETUP</text:p>
      <text:p text:style-name="P3"><text:a xlink:type="simple" xlink:href="https://www.youtube.com/watch?v=GtMvlM1CSbU" text:style-name="Internet_20_link" text:visited-style-name="Visited_20_Internet_20_Link">https://www.youtube.com/watch?v=GtMvlM1CSbU</text:a></text:p>
      <text:p text:style-name="P3"/>
      <text:p text:style-name="P3">CONNECT LCD :</text:p>
      <text:p text:style-name="P3"><text:a xlink:type="simple" xlink:href="https://www.youtube.com/watch?v=Fj3wq98pd20" text:style-name="Internet_20_link" text:visited-style-name="Visited_20_Internet_20_Link">https://www.youtube.com/watch?v=Fj3wq98pd20</text:a></text:p>
      <text:p text:style-name="P3"/>
      <text:p text:style-name="P4">Gui building with the help of Pysimplegui</text:p>
      <text:p text:style-name="P4"><text:a xlink:type="simple" xlink:href="https://www.youtube.com/watch?v=Z2AKGjc8bqk" text:style-name="Internet_20_link" text:visited-style-name="Visited_20_Internet_20_Link">https://www.youtube.com/watch?v=Z2AKGjc8bqk</text:a></text:p>
      <text:p text:style-name="P4"><text:a xlink:type="simple" xlink:href="https://www.youtube.com/watch?v=UDeq601ohMc" text:style-name="Internet_20_link" text:visited-style-name="Visited_20_Internet_20_Link">https://www.youtube.com/watch?v=UDeq601ohMc</text:a></text:p>
      <text:p text:style-name="P4"/>
      <text:p text:style-name="P4"/>
      <text:p text:style-name="P4"/>
      <text:p text:style-name="P4">With the help of subprocess module import different modules.</text:p>
      <text:p text:style-name="P4"><text:a xlink:type="simple" xlink:href="https://www.youtube.com/watch?v=AAfy0-AWg-A" text:style-name="Internet_20_link" text:visited-style-name="Visited_20_Internet_20_Link">https://www.youtube.com/watch?v=AAfy0-AWg-A</text:a></text:p>
      <text:p text:style-name="P4"/>
      <text:p text:style-name="P4"/>
      <text:p text:style-name="P8">ocr with pi camera </text:p>
      <text:p text:style-name="P4"><text:a xlink:type="simple" xlink:href="https://maker.pro/raspberry-pi/tutorial/optical-character-recognizer-using-raspberry-pi-with-opencv-and-tesseract" text:style-name="Internet_20_link" text:visited-style-name="Visited_20_Internet_20_Link">https://maker.pro/raspberry-pi/tutorial/optical-character-recognizer-using-raspberry-pi-with-opencv-and-tesseract</text:a></text:p>
      <text:p text:style-name="P4"/>
      <text:p text:style-name="P9">thonny pi</text:p>
      <text:p text:style-name="P9"><text:a xlink:type="simple" xlink:href="https://thonny.org/" text:style-name="Internet_20_link" text:visited-style-name="Visited_20_Internet_20_Link">https://thonny.org/</text:a></text:p>
      <text:p text:style-name="P9"/>
      <text:p text:style-name="P9">text to speech </text:p>
      <text:p text:style-name="P9"><text:a xlink:type="simple" xlink:href="https://www.youtube.com/watch?v=buoSzgX9yM4" text:style-name="Internet_20_link" text:visited-style-name="Visited_20_Internet_20_Link">https://www.youtube.com/watch?v=buoSzgX9yM4</text:a></text:p>
      <text:p text:style-name="P9"/>
      <text:p text:style-name="P9">uploading os in rasberry pi</text:p>
      <text:p text:style-name="P9"><text:a xlink:type="simple" xlink:href="https://www.balena.io/etcher/" text:style-name="Internet_20_link" text:visited-style-name="Visited_20_Internet_20_Link">https://www.balena.io/etcher/</text:a></text:p>
      <text:p text:style-name="P9"/>
      <text:p text:style-name="P4"/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4T22:16:12.396181587</meta:creation-date>
    <dc:date>2022-03-26T22:31:00.266629469</dc:date>
    <meta:editing-duration>PT3H8M38S</meta:editing-duration>
    <meta:editing-cycles>5</meta:editing-cycles>
    <meta:generator>LibreOffice/7.2.6.2$Linux_X86_64 LibreOffice_project/20$Build-2</meta:generator>
    <meta:document-statistic meta:table-count="0" meta:image-count="0" meta:object-count="0" meta:page-count="1" meta:paragraph-count="23" meta:word-count="61" meta:character-count="933" meta:non-whitespace-character-count="895"/>
  </office:meta>
</office:document-meta>
</file>